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7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9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5934489246399124670" text:style-name="WWNum6">
        <text:list-item>
          <text:p text:style-name="P12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7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7">The 20px height did not reflect on the element</text:p>
          </table:table-cell>
        </table:table-row>
      </table:table>
      <text:p text:style-name="P8"/>
      <text:p text:style-name="P8">Tip: You can use the background or border properties to outline elements. For padding and margins, use your browser’s developer tool. </text:p>
      <text:p text:style-name="P8"/>
      <text:p text:style-name="P8"/>
      <text:p text:style-name="P1"/>
      <text:p text:style-name="P1"/>
      <text:p text:style-name="P1"/>
      <text:list xml:id="list2765908385332881699" text:style-name="WWNum7">
        <text:list-item>
          <text:p text:style-name="P13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Element</text:p>
          </table:table-cell>
          <table:table-cell table:style-name="Table3.A1" office:value-type="string">
            <text:p text:style-name="P6">Display (inline or block)</text:p>
          </table:table-cell>
          <table:table-cell table:style-name="Table3.A1" office:value-type="string">
            <text:p text:style-name="P6">Test Code</text:p>
          </table:table-cell>
        </table:table-row>
        <table:table-row table:style-name="Table3.1">
          <table:table-cell table:style-name="Table3.A2" office:value-type="string">
            <text:list xml:id="list5029994101763266045" text:style-name="WWNum8">
              <text:list-item>
                <text:p text:style-name="P14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trong style=”background-color:red”&gt;Black&lt;/strong&gt;</text:p>
          </table:table-cell>
        </table:table-row>
        <table:table-row table:style-name="Table3.1">
          <table:table-cell table:style-name="Table3.A2" office:value-type="string">
            <text:list xml:id="list40285432" text:continue-numbering="true" text:style-name="WWNum8">
              <text:list-item>
                <text:p text:style-name="P14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div&gt;</text:p>
            <text:p text:style-name="P3"><text:tab/>&lt;input type="text" name="username"&gt;</text:p>
            <text:p text:style-name="P3"><text:tab/>&lt;input style="background-color: blue"type="password" name="you"&gt;</text:p>
            <text:p text:style-name="P3">&lt;/div&gt;</text:p>
          </table:table-cell>
        </table:table-row>
        <table:table-row table:style-name="Table3.1">
          <table:table-cell table:style-name="Table3.A2" office:value-type="string">
            <text:list xml:id="list40278170" text:continue-numbering="true" text:style-name="WWNum8">
              <text:list-item>
                <text:p text:style-name="P14">h1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1 style="background: violet;"&gt;Colombia&lt;/h1&gt;</text:p>
          </table:table-cell>
        </table:table-row>
        <table:table-row table:style-name="Table3.1">
          <table:table-cell table:style-name="Table3.A2" office:value-type="string">
            <text:list xml:id="list40282932" text:continue-numbering="true" text:style-name="WWNum8">
              <text:list-item>
                <text:p text:style-name="P14">s</text:p>
              </text:list-item>
            </text:list>
          </table:table-cell>
          <table:table-cell table:style-name="Table3.A2" office:value-type="string">
            <text:p text:style-name="P3">Inline </text:p>
          </table:table-cell>
          <table:table-cell table:style-name="Table3.A2" office:value-type="string">
            <text:p text:style-name="P3">&lt;p&gt;Wubba &lt;s style="border: 1px solid black;"&gt;luba&lt;/s&gt; dub dub&lt;/p&gt;</text:p>
          </table:table-cell>
        </table:table-row>
        <table:table-row table:style-name="Table3.1">
          <table:table-cell table:style-name="Table3.A2" office:value-type="string">
            <text:list xml:id="list40285593" text:continue-numbering="true" text:style-name="WWNum8">
              <text:list-item>
                <text:p text:style-name="P14">form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form style="border: 5px dashed blue"&gt;</text:p>
            <text:p text:style-name="P3"><text:tab/>&lt;input type="text" name=""&gt;</text:p>
            <text:p text:style-name="P3"><text:tab/>&lt;input type="password" name=""&gt;</text:p>
            <text:p text:style-name="P3"><text:tab/>&lt;input type="button" name="" value="submit"&gt;</text:p>
            <text:p text:style-name="P3"><text:tab/>&lt;/form&gt;</text:p>
          </table:table-cell>
        </table:table-row>
        <text:soft-page-break/>
        <table:table-row table:style-name="Table3.1">
          <table:table-cell table:style-name="Table3.A2" office:value-type="string">
            <text:list xml:id="list40280000" text:continue-numbering="true" text:style-name="WWNum8">
              <text:list-item>
                <text:p text:style-name="P14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 style="background-color: lime;"&gt;</text:p>
            <text:p text:style-name="P3"><text:tab/><text:tab/>Lorem ipsum dolor sit amet, consectetur adipisicing elit, sed do eiusmod</text:p>
            <text:p text:style-name="P3"><text:tab/><text:tab/>tempor incididunt ut labore et dolore magna aliqua.</text:p>
            <text:p text:style-name="P3"><text:tab/>&lt;/blockquote&gt;</text:p>
          </table:table-cell>
        </table:table-row>
        <table:table-row table:style-name="Table3.1">
          <table:table-cell table:style-name="Table3.A2" office:value-type="string">
            <text:list xml:id="list40277368" text:continue-numbering="true" text:style-name="WWNum8">
              <text:list-item>
                <text:p text:style-name="P14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CSS specifications are maintained by &lt;abbr title="World Wide Web Consortium" style="background-color: indigo;"&gt;W3C&lt;/abbr&gt;&lt;/p&gt;</text:p>
          </table:table-cell>
        </table:table-row>
        <table:table-row table:style-name="Table3.1">
          <table:table-cell table:style-name="Table3.A2" office:value-type="string">
            <text:list xml:id="list40265533" text:continue-numbering="true" text:style-name="WWNum8">
              <text:list-item>
                <text:p text:style-name="P14">h4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4 style="background-color: crimson;"&gt;CSS is awesome...&lt;/h4&gt;</text:p>
          </table:table-cell>
        </table:table-row>
        <table:table-row table:style-name="Table3.1">
          <table:table-cell table:style-name="Table3.A2" office:value-type="string">
            <text:list xml:id="list40282851" text:continue-numbering="true" text:style-name="WWNum8">
              <text:list-item>
                <text:p text:style-name="P14">nav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nav style="background-color: lime;"&gt;</text:p>
            <text:p text:style-name="P3"><text:tab/>&lt;li&gt;HTML&lt;/li&gt;</text:p>
            <text:p text:style-name="P3"><text:tab/>&lt;li&gt;CSS&lt;/li&gt;</text:p>
            <text:p text:style-name="P3"><text:tab/>&lt;li&gt;JavaScript&lt;/li&gt;</text:p>
            <text:p text:style-name="P3"><text:tab/>&lt;li&gt;PHP&lt;/li&gt;</text:p>
            <text:p text:style-name="P3">&lt;/nav&gt;</text:p>
          </table:table-cell>
        </table:table-row>
      </table:table>
      <text:p text:style-name="P1"/>
      <text:list xml:id="list40271872" text:continue-list="list2765908385332881699" text:style-name="WWNum7">
        <text:list-item>
          <text:p text:style-name="P13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Element</text:p>
          </table:table-cell>
          <table:table-cell table:style-name="Table4.A1" office:value-type="string">
            <text:p text:style-name="P6">Display (inline or block)</text:p>
          </table:table-cell>
          <table:table-cell table:style-name="Table4.A1" office:value-type="string">
            <text:p text:style-name="P6">Test Code</text:p>
          </table:table-cell>
        </table:table-row>
        <table:table-row table:style-name="Table4.1">
          <table:table-cell table:style-name="Table4.A1" office:value-type="string">
            <text:list xml:id="list3840214116512740318" text:style-name="WWNum1">
              <text:list-item>
                <text:p text:style-name="P15">h2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h2&gt;Good Music&lt;/h2&gt;</text:p>
            <text:p text:style-name="P4">&lt;h2&gt;Good Food&lt;/h2&gt;</text:p>
          </table:table-cell>
        </table:table-row>
        <table:table-row table:style-name="Table4.1">
          <table:table-cell table:style-name="Table4.A1" office:value-type="string">
            <text:list xml:id="list40271791" text:continue-numbering="true" text:style-name="WWNum1">
              <text:list-item>
                <text:p text:style-name="P15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”width: 50%;”&gt;Lorem ipsum dolor sit amet, &lt;em&gt;consectetur &lt;/em&gt;, sed do eiusmod</text:p>
            <text:p text:style-name="P4"><text:tab/>tempor.&lt;/p&gt;</text:p>
          </table:table-cell>
        </table:table-row>
        <table:table-row table:style-name="Table4.1">
          <table:table-cell table:style-name="Table4.A1" office:value-type="string">
            <text:list xml:id="list40281600" text:continue-numbering="true" text:style-name="WWNum1">
              <text:list-item>
                <text:p text:style-name="P15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"width: 50%; margin: 0 auto;"&gt;I like &lt;ins&gt;Spaghetti&lt;/ins&gt; Burger&lt;/p&gt;</text:p>
          </table:table-cell>
        </table:table-row>
        <table:table-row table:style-name="Table4.1">
          <table:table-cell table:style-name="Table4.A1" office:value-type="string">
            <text:list xml:id="list40278945" text:continue-numbering="true" text:style-name="WWNum1">
              <text:list-item>
                <text:p text:style-name="P15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He is 4&lt;sup&gt;th&lt;/sup&gt; in the race.&lt;/p&gt;</text:p>
          </table:table-cell>
        </table:table-row>
        <table:table-row table:style-name="Table4.1">
          <table:table-cell table:style-name="Table4.A1" office:value-type="string">
            <text:list xml:id="list40285938" text:continue-numbering="true" text:style-name="WWNum1">
              <text:list-item>
                <text:p text:style-name="P15">li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5">&lt;ul&gt;</text:p>
            <text:p text:style-name="P5"><text:tab/>&lt;li&gt;Pepper&lt;/li&gt;</text:p>
            <text:p text:style-name="P5"><text:tab/>&lt;li&gt;Salt&lt;/li&gt;</text:p>
            <text:p text:style-name="P5"><text:tab/>&lt;li&gt;Oil&lt;/li&gt;</text:p>
            <text:p text:style-name="P5"><text:tab/>&lt;li&gt;Garlic&lt;/li&gt;</text:p>
            <text:p text:style-name="P5">&lt;/ul&gt;</text:p>
          </table:table-cell>
        </table:table-row>
        <table:table-row table:style-name="Table4.1">
          <table:table-cell table:style-name="Table4.A1" office:value-type="string">
            <text:list xml:id="list40275616" text:continue-numbering="true" text:style-name="WWNum1">
              <text:list-item>
                <text:p text:style-name="P15">dl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5">&lt;dl&gt;</text:p>
            <text:p text:style-name="P5"><text:tab/>&lt;dd&gt;HTML&lt;/dd&gt;</text:p>
            <text:p text:style-name="P5"><text:tab/>&lt;dt&gt;Web structure&lt;/dt&gt;</text:p>
            <text:p text:style-name="P5"><text:tab/>&lt;dd&gt;CSS&lt;/dd&gt;</text:p>
            <text:p text:style-name="P5"><text:tab/>&lt;dt&gt;Styling the web&lt;/dt&gt;</text:p>
            <text:p text:style-name="P5">&lt;/dl&gt;</text:p>
          </table:table-cell>
        </table:table-row>
        <text:soft-page-break/>
        <table:table-row table:style-name="Table4.1">
          <table:table-cell table:style-name="Table4.A1" office:value-type="string">
            <text:list xml:id="list40267831" text:continue-numbering="true" text:style-name="WWNum1">
              <text:list-item>
                <text:p text:style-name="P15">input (email)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input type="email" name=""&gt;</text:p>
          </table:table-cell>
        </table:table-row>
        <table:table-row table:style-name="Table4.1">
          <table:table-cell table:style-name="Table4.A1" office:value-type="string">
            <text:list xml:id="list40280383" text:continue-numbering="true" text:style-name="WWNum1">
              <text:list-item>
                <text:p text:style-name="P15">select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5">&lt;select&gt;</text:p>
            <text:p text:style-name="P5"><text:s text:c="4"/>&lt;option&gt;BMW&lt;/option&gt;</text:p>
            <text:p text:style-name="P5"><text:s text:c="4"/>&lt;option&gt;Audi&lt;/option&gt;</text:p>
            <text:p text:style-name="P5"><text:s text:c="4"/>&lt;option&gt;Ferrari&lt;/option&gt;</text:p>
            <text:p text:style-name="P5"><text:s text:c="4"/>&lt;option&gt;Tesla&lt;/option&gt;</text:p>
            <text:p text:style-name="P5">&lt;/select&gt;</text:p>
          </table:table-cell>
        </table:table-row>
        <table:table-row table:style-name="Table4.1">
          <table:table-cell table:style-name="Table4.A1" office:value-type="string">
            <text:list xml:id="list40279465" text:continue-numbering="true" text:style-name="WWNum1">
              <text:list-item>
                <text:p text:style-name="P15">footer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5">&lt;footer&gt;</text:p>
            <text:p text:style-name="P5">Lorem ipsum dolor sit amet, consectetur adipisicing elit, sed do eiusmod tempor incididunt ut labore et dolore magna aliqua.</text:p>
            <text:p text:style-name="P5">&lt;/footer&gt;</text:p>
          </table:table-cell>
        </table:table-row>
      </table:table>
      <text:p text:style-name="P1"/>
      <text:p text:style-name="P1"/>
      <text:p text:style-name="P1"/>
      <text:p text:style-name="P9"/>
      <text:list xml:id="list40273687" text:continue-list="list40271872" text:style-name="WWNum7">
        <text:list-item>
          <text:p text:style-name="P13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Element</text:p>
          </table:table-cell>
          <table:table-cell table:style-name="Table5.A1" office:value-type="string">
            <text:p text:style-name="P6">Display (inline or block)</text:p>
          </table:table-cell>
          <table:table-cell table:style-name="Table5.A1" office:value-type="string">
            <text:p text:style-name="P6">Test Code</text:p>
          </table:table-cell>
        </table:table-row>
        <table:table-row table:style-name="Table5.1">
          <table:table-cell table:style-name="Table5.A1" office:value-type="string">
            <text:list xml:id="list8535325259785532561" text:style-name="WWNum2">
              <text:list-item>
                <text:p text:style-name="P16">header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5">&lt;header style="height: 300px; background-color: red;"&gt;</text:p>
            <text:p text:style-name="P5"><text:tab/>CSS Cheat Sheet</text:p>
            <text:p text:style-name="P5"><text:tab/>&lt;i&gt;ICON&lt;/i&gt;</text:p>
            <text:p text:style-name="P5">&lt;/header&gt;</text:p>
          </table:table-cell>
        </table:table-row>
        <table:table-row table:style-name="Table5.1">
          <table:table-cell table:style-name="Table5.A1" office:value-type="string">
            <text:list xml:id="list40290106" text:continue-numbering="true" text:style-name="WWNum2">
              <text:list-item>
                <text:p text:style-name="P1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p&gt;Lorem ipsum dolor sit amet, &lt;span style="height: 200%;"&gt;consectetur adipisicing elit&lt;/span&gt;, sed do eiusmodb tempor incididunt ut labore et dolore magna aliqua. &lt;/p&gt;</text:p>
          </table:table-cell>
        </table:table-row>
        <table:table-row table:style-name="Table5.1">
          <table:table-cell table:style-name="Table5.A1" office:value-type="string">
            <text:list xml:id="list40273977" text:continue-numbering="true" text:style-name="WWNum2">
              <text:list-item>
                <text:p text:style-name="P1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a href="#" style="height: 100px;"&gt;Google Search&lt;/a&gt;</text:p>
          </table:table-cell>
        </table:table-row>
        <table:table-row table:style-name="Table5.1">
          <table:table-cell table:style-name="Table5.A1" office:value-type="string">
            <text:list xml:id="list40279288" text:continue-numbering="true" text:style-name="WWNum2">
              <text:list-item>
                <text:p text:style-name="P16">button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5">&lt;button style="height: 100px;"&gt;Save&lt;/button&gt;</text:p>
          </table:table-cell>
        </table:table-row>
        <table:table-row table:style-name="Table5.1">
          <table:table-cell table:style-name="Table5.A1" office:value-type="string">
            <text:list xml:id="list40272819" text:continue-numbering="true" text:style-name="WWNum2">
              <text:list-item>
                <text:p text:style-name="P16">img</text:p>
              </text:list-item>
            </text:list>
          </table:table-cell>
          <table:table-cell table:style-name="Table5.A1" office:value-type="string">
            <text:p text:style-name="P4">Inline </text:p>
          </table:table-cell>
          <table:table-cell table:style-name="Table5.A1" office:value-type="string">
            <text:p text:style-name="P5">&lt;img src="../img/android_logo.jpg" style="height: 500px;"&gt;</text:p>
          </table:table-cell>
        </table:table-row>
        <table:table-row table:style-name="Table5.1">
          <table:table-cell table:style-name="Table5.A1" office:value-type="string">
            <text:list xml:id="list40279052" text:continue-numbering="true" text:style-name="WWNum2">
              <text:list-item>
                <text:p text:style-name="P16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input type="checkbox" name="" style="height: 200px;"&gt;PH</text:p>
            <text:p text:style-name="P5">&lt;input type="checkbox" name="" style="height: 200px;"&gt;US</text:p>
            <text:p text:style-name="P5">&lt;input type="checkbox" name="" style="height: 200px;"&gt;JP</text:p>
            <text:p text:style-name="P5">&lt;input type="checkbox" name="" style="height: 200px;"&gt;AUS</text:p>
          </table:table-cell>
        </table:table-row>
        <table:table-row table:style-name="Table5.1">
          <table:table-cell table:style-name="Table5.A1" office:value-type="string">
            <text:list xml:id="list40270618" text:continue-numbering="true" text:style-name="WWNum2">
              <text:list-item>
                <text:p text:style-name="P1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5">&lt;p style="height: 100px; border: 1px solid black;"&gt;Binary Search is O(log&lt;sub style="height: <text:soft-page-break/>100px; border: 1px solid black;"&gt;2&lt;/sub&gt;n)&lt;/p&gt;</text:p>
          </table:table-cell>
        </table:table-row>
        <table:table-row table:style-name="Table5.1">
          <table:table-cell table:style-name="Table5.A1" office:value-type="string">
            <text:list xml:id="list40270996" text:continue-numbering="true" text:style-name="WWNum2">
              <text:list-item>
                <text:p text:style-name="P16">fieldset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5">&lt;fieldset style="border: 1px solid black; height: 300px;"&gt;</text:p>
            <text:p text:style-name="P5"><text:tab/><text:tab/>&lt;legend&gt;Personal Details&lt;/legend&gt;</text:p>
            <text:p text:style-name="P5"><text:tab/><text:tab/>&lt;p&gt;Full Name:&lt;/p&gt;</text:p>
            <text:p text:style-name="P5"><text:tab/><text:tab/>&lt;input type="text" name=""&gt;</text:p>
            <text:p text:style-name="P5"><text:tab/><text:tab/>&lt;p&gt;Address:&lt;/p&gt;</text:p>
            <text:p text:style-name="P5"><text:tab/><text:tab/>&lt;input type="text" name=""&gt;</text:p>
            <text:p text:style-name="P5">&lt;/fieldset&gt;</text:p>
          </table:table-cell>
        </table:table-row>
      </table:table>
      <text:p text:style-name="P1"/>
      <text:p text:style-name="P1"/>
      <text:list xml:id="list40277864" text:continue-list="list40273687" text:style-name="WWNum7">
        <text:list-item>
          <text:p text:style-name="P13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Element</text:p>
          </table:table-cell>
          <table:table-cell table:style-name="Table6.A1" office:value-type="string">
            <text:p text:style-name="P6">Display (inline or block)</text:p>
          </table:table-cell>
          <table:table-cell table:style-name="Table6.A1" office:value-type="string">
            <text:p text:style-name="P6">Test Code</text:p>
          </table:table-cell>
        </table:table-row>
        <table:table-row table:style-name="Table6.1">
          <table:table-cell table:style-name="Table6.A1" office:value-type="string">
            <text:list xml:id="list4591992651797521998" text:style-name="WWNum3">
              <text:list-item>
                <text:p text:style-name="P17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86107" text:continue-numbering="true" text:style-name="WWNum3">
              <text:list-item>
                <text:p text:style-name="P17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94827" text:continue-numbering="true" text:style-name="WWNum3">
              <text:list-item>
                <text:p text:style-name="P17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83508" text:continue-numbering="true" text:style-name="WWNum3">
              <text:list-item>
                <text:p text:style-name="P17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71453" text:continue-numbering="true" text:style-name="WWNum3">
              <text:list-item>
                <text:p text:style-name="P17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69891" text:continue-numbering="true" text:style-name="WWNum3">
              <text:list-item>
                <text:p text:style-name="P17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76067" text:continue-numbering="true" text:style-name="WWNum3">
              <text:list-item>
                <text:p text:style-name="P17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0276858" text:continue-numbering="true" text:style-name="WWNum3">
              <text:list-item>
                <text:p text:style-name="P17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9"/>
      <text:list xml:id="list40292604" text:continue-list="list40277864" text:style-name="WWNum7">
        <text:list-item>
          <text:p text:style-name="P13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Element</text:p>
          </table:table-cell>
          <table:table-cell table:style-name="Table7.A1" office:value-type="string">
            <text:p text:style-name="P6">Display (inline or block)</text:p>
          </table:table-cell>
          <table:table-cell table:style-name="Table7.A1" office:value-type="string">
            <text:p text:style-name="P6">Test Code</text:p>
          </table:table-cell>
        </table:table-row>
        <table:table-row table:style-name="Table7.1">
          <table:table-cell table:style-name="Table7.A1" office:value-type="string">
            <text:list xml:id="list2771313352466692820" text:style-name="WWNum4">
              <text:list-item>
                <text:p text:style-name="P18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74068" text:continue-numbering="true" text:style-name="WWNum4">
              <text:list-item>
                <text:p text:style-name="P18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72933" text:continue-numbering="true" text:style-name="WWNum4">
              <text:list-item>
                <text:p text:style-name="P18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76565" text:continue-numbering="true" text:style-name="WWNum4">
              <text:list-item>
                <text:p text:style-name="P18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67081" text:continue-numbering="true" text:style-name="WWNum4">
              <text:list-item>
                <text:p text:style-name="P18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68629" text:continue-numbering="true" text:style-name="WWNum4">
              <text:list-item>
                <text:p text:style-name="P18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65259" text:continue-numbering="true" text:style-name="WWNum4">
              <text:list-item>
                <text:p text:style-name="P18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64102" text:continue-numbering="true" text:style-name="WWNum4">
              <text:list-item>
                <text:p text:style-name="P18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9"/>
      <text:list xml:id="list40274546" text:continue-list="list40292604" text:style-name="WWNum7">
        <text:list-item>
          <text:p text:style-name="P13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Element</text:p>
          </table:table-cell>
          <table:table-cell table:style-name="Table8.A1" office:value-type="string">
            <text:p text:style-name="P6">Display (inline or block)</text:p>
          </table:table-cell>
          <table:table-cell table:style-name="Table8.A1" office:value-type="string">
            <text:p text:style-name="P6">Test Code</text:p>
          </table:table-cell>
        </table:table-row>
        <table:table-row table:style-name="Table8.1">
          <table:table-cell table:style-name="Table8.A2" office:value-type="string">
            <text:list xml:id="list4356448200558221718" text:style-name="WWNum5">
              <text:list-item>
                <text:p text:style-name="P19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86411" text:continue-numbering="true" text:style-name="WWNum5">
              <text:list-item>
                <text:p text:style-name="P19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72960" text:continue-numbering="true" text:style-name="WWNum5">
              <text:list-item>
                <text:p text:style-name="P19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6851" text:continue-numbering="true" text:style-name="WWNum5">
              <text:list-item>
                <text:p text:style-name="P19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82793" text:continue-numbering="true" text:style-name="WWNum5">
              <text:list-item>
                <text:p text:style-name="P19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90612" text:continue-numbering="true" text:style-name="WWNum5">
              <text:list-item>
                <text:p text:style-name="P19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6026" text:continue-numbering="true" text:style-name="WWNum5">
              <text:list-item>
                <text:p text:style-name="P19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88120" text:continue-numbering="true" text:style-name="WWNum5">
              <text:list-item>
                <text:p text:style-name="P19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3471" text:continue-numbering="true" text:style-name="WWNum5">
              <text:list-item>
                <text:p text:style-name="P19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09:20.59</dc:date>
    <meta:generator>OpenOffice/4.1.2$Win32 OpenOffice.org_project/412m3$Build-9782</meta:generator>
    <meta:editing-duration>PT1H58M7S</meta:editing-duration>
    <meta:editing-cycles>4</meta:editing-cycles>
    <meta:document-statistic meta:table-count="8" meta:image-count="0" meta:object-count="0" meta:page-count="4" meta:paragraph-count="193" meta:word-count="606" meta:character-count="4368"/>
  </office:meta>
</office:document-meta>
</file>